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82a1" officeooo:paragraph-rsid="000c82a1"/>
    </style:style>
    <style:style style:name="P2" style:family="paragraph" style:parent-style-name="Standard">
      <style:paragraph-properties fo:text-align="start" style:justify-single-word="false"/>
      <style:text-properties officeooo:rsid="000c82a1" officeooo:paragraph-rsid="000c82a1"/>
    </style:style>
    <style:style style:name="P3" style:family="paragraph" style:parent-style-name="Standard">
      <style:paragraph-properties fo:text-align="justify" style:justify-single-word="false"/>
      <style:text-properties officeooo:rsid="000c82a1" officeooo:paragraph-rsid="000c82a1"/>
    </style:style>
    <style:style style:name="P4" style:family="paragraph" style:parent-style-name="Standard">
      <style:paragraph-properties fo:text-align="start" style:justify-single-word="false"/>
      <style:text-properties officeooo:rsid="000de1b2" officeooo:paragraph-rsid="000de1b2"/>
    </style:style>
    <style:style style:name="P5" style:family="paragraph" style:parent-style-name="Standard">
      <style:paragraph-properties fo:text-align="justify" style:justify-single-word="false"/>
      <style:text-properties officeooo:paragraph-rsid="000c82a1"/>
    </style:style>
    <style:style style:name="P6" style:family="paragraph" style:parent-style-name="Standard">
      <style:paragraph-properties fo:text-align="center" style:justify-single-word="false"/>
      <style:text-properties officeooo:rsid="000f8f39" officeooo:paragraph-rsid="000f8f39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officeooo:rsid="000c82a1" officeooo:paragraph-rsid="000c82a1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bold" officeooo:rsid="000c82a1" officeooo:paragraph-rsid="000c82a1" style:font-weight-asian="bold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fo:font-weight="bold" officeooo:rsid="000c82a1" officeooo:paragraph-rsid="001066a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82a1" officeooo:paragraph-rsid="001066ae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c82a1" officeooo:paragraph-rsid="000c82a1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c82a1" officeooo:paragraph-rsid="000c82a1"/>
    </style:style>
    <style:style style:name="P13" style:family="paragraph" style:parent-style-name="Standard">
      <style:paragraph-properties fo:text-align="justify" style:justify-single-word="false"/>
      <style:text-properties officeooo:rsid="000c82a1" officeooo:paragraph-rsid="000de1b2"/>
    </style:style>
    <style:style style:name="T1" style:family="text">
      <style:text-properties officeooo:rsid="000c82a1"/>
    </style:style>
    <style:style style:name="T2" style:family="text">
      <style:text-properties officeooo:rsid="000de1b2"/>
    </style:style>
    <style:style style:name="T3" style:family="text">
      <style:text-properties officeooo:rsid="001066ae"/>
    </style:style>
    <style:style style:name="T4" style:family="text">
      <style:text-properties fo:font-weight="normal" officeooo:rsid="001066ae" style:font-weight-asian="normal" style:font-weight-complex="normal"/>
    </style:style>
    <style:style style:name="T5" style:family="text">
      <style:text-properties fo:font-weight="normal" officeooo:rsid="00115fe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Jordi Blanco López, </text:span>Jesús Fernández Cid de Rivera</text:p>
      <text:p text:style-name="P1"/>
      <text:p text:style-name="P6"/>
      <text:p text:style-name="P1">Estructures de Dades</text:p>
      <text:p text:style-name="P1">Laboratori 1</text:p>
      <text:p text:style-name="P3"/>
      <text:list xml:id="list8446320699247366821" text:style-name="L1">
        <text:list-item>
          <text:p text:style-name="P7">Seqüència quadràtica:</text:p>
          <text:p text:style-name="P11"/>
        </text:list-item>
      </text:list>
      <text:p text:style-name="P5"><text:tab/><text:span text:style-name="T1">La seqüència quadràtica consisteix en 'reduïr' el nombre d'iteracions. Això ho hem <text:tab/>aconseguit realitzant dos bucles de tipus for (nested loops) on a cada volta la variable i <text:tab/>avancem en la seqüència de valors numèrics, que és la que ens indicarà el principi de la <text:tab/>subseqüència màxima. El segon bucle de la variable j, ens serveix per anar sumant els <text:tab/>valors a la variable thisSum i així trobar el valor màxim. La variable j és la que ens indica la <text:tab/>posició on s'acaba la subseqüència màxima(seqEnd). </text:span><text:span text:style-name="T3">També hi col·locarem un contador per <text:tab/>mesurar quan de temps tarda en executar-se cada funció.</text:span></text:p>
      <text:p text:style-name="P5"/>
      <text:list xml:id="list3590957943866822098" text:style-name="L2">
        <text:list-item>
          <text:p text:style-name="P8">Seqüència lineal:</text:p>
          <text:p text:style-name="P12"/>
        </text:list-item>
      </text:list>
      <text:p text:style-name="P13"><text:tab/><text:span text:style-name="T2">La finalitat de la seqüència lineal és exactament la mateixa que l'anterior-ment citada, però <text:tab/>només per mitjà d'un únic bucle de tipus for. L'estructura per trobar la subseqüència màxima <text:tab/>és molt semblant a l'anterior, on a cada volta, cada valor el sumem a la variable thisSum. La <text:tab/>variable i és la que ens indicarà l'acabament (seqEnd), mentre que per saber la posició inicial <text:tab/>de la subseqüència màxima necessitem crear una altra variable de tipus int que l'anomenem <text:tab/>initMax, inicialitzada a zero, que ens indicarà el possible valor inicial de la subseqüència <text:tab/>màxima. En cas de que la variable thisSum sigui inferior o igual a zero, tornarem a ficar el <text:tab/>valor de thisSum a zero, i seguidament es on entra initMax, on detectaria que en aquesta <text:tab/>posició no s'hi trobaria el màxim. </text:span><text:span text:style-name="T3">Ales dues cadenes hem col·locat per mitjà de la funció <text:tab/>System.currentgetMillis uns contadors que ens mesuren en milisegons el temps que tarda en <text:tab/>executar-se cada funció.</text:span></text:p>
      <text:p text:style-name="P13"><text:span text:style-name="T2"/></text:p>
      <text:list xml:id="list1999750587829600862" text:style-name="L4">
        <text:list-item>
          <text:p text:style-name="P9"><text:span text:style-name="T3">Generador de cadenes aleatòries:</text:span></text:p>
        </text:list-item>
      </text:list>
      <text:p text:style-name="P10"><text:span text:style-name="T3"/></text:p>
      <text:p text:style-name="P10"><text:span text:style-name="T3"><text:tab/></text:span><text:span text:style-name="T4">Creem un array d'enters que serà on anirem guardant els valors, i dins d'aquest, mitjançant la <text:tab/>funció random, hi anirem col·locant tants valors com definim al testcase_2 (inicialment <text:tab/>col·loquem un array de 1000 números, tant positius com negatius). He col·locat </text:span><text:span text:style-name="T5">com a límit <text:tab/>de nombre mínim -40000 i de màxim 40000, cosa que es pot variar, igual que la mida de la <text:tab/>cadena aleatòria.</text:span><text:span text:style-name="T3"><text:tab/></text:span></text:p>
      <text:p text:style-name="P4"><text:s/></text:p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7:38:13.283717428</meta:creation-date>
    <dc:date>2016-10-03T09:37:28.46</dc:date>
    <meta:editing-duration>PT9M59S</meta:editing-duration>
    <meta:editing-cycles>1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2" meta:word-count="348" meta:character-count="2096" meta:non-whitespace-character-count="1737"/>
  </office:meta>
</office:document-meta>
</file>